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b274" draw:textarea-horizontal-align="justify" draw:textarea-vertical-align="top" draw:auto-grow-height="false" fo:min-height="0.819cm" fo:min-width="1.091cm"/>
    </style:style>
    <style:style style:name="gr2" style:family="graphic" style:parent-style-name="standard">
      <style:graphic-properties svg:stroke-color="#000000" draw:fill-color="#87d1d1" draw:textarea-horizontal-align="justify" draw:textarea-vertical-align="top" draw:auto-grow-height="false" fo:min-height="0.819cm" fo:min-width="1.09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87d1d1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P1" style:family="paragraph">
      <style:paragraph-properties fo:text-align="center"/>
    </style:style>
    <style:style style:name="P2" style:family="paragraph">
      <loext:graphic-properties draw:fill-color="#00b274"/>
      <style:paragraph-properties fo:text-align="center"/>
      <style:text-properties fo:font-size="18pt" style:text-underline-style="none"/>
    </style:style>
    <style:style style:name="P3" style:family="paragraph">
      <loext:graphic-properties draw:fill-color="#87d1d1"/>
      <style:paragraph-properties fo:text-align="center"/>
      <style:text-properties fo:font-size="18pt" style:text-underline-style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7d1d1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ce181e"/>
    </style:style>
    <style:style style:name="T1" style:family="text">
      <style:text-properties fo:font-size="18pt" style:text-underline-style="none" fo:font-weight="bold" style:font-weight-asian="bold" style:font-weight-complex="bold"/>
    </style:style>
    <style:style style:name="T2" style:family="text">
      <style:text-properties fo:color="#ce181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91cm" svg:height="1.069cm" svg:x="4.241cm" svg:y="3.304cm">
          <text:p text:style-name="P1"><text:span text:style-name="T1">z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1.591cm" svg:height="1.069cm" svg:x="7.041cm" svg:y="3.304cm">
          <text:p text:style-name="P1"><text:span text:style-name="T1">z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1.591cm" svg:height="1.069cm" svg:x="4.241cm" svg:y="6.204cm">
          <text:p text:style-name="P1"><text:span text:style-name="T1">y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1.591cm" svg:height="1.069cm" svg:x="7.041cm" svg:y="6.204cm">
          <text:p text:style-name="P1"><text:span text:style-name="T1">y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1.591cm" svg:height="1.069cm" svg:x="2.661cm" svg:y="10.104cm">
          <text:p text:style-name="P1"><text:span text:style-name="T1">Q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1" draw:id="id11" draw:layer="layout" svg:width="1.591cm" svg:height="1.069cm" svg:x="5.774cm" svg:y="10.104cm">
          <text:p text:style-name="P1"><text:span text:style-name="T1">Q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1.591cm" svg:height="1.069cm" svg:x="8.861cm" svg:y="10.104cm">
          <text:p text:style-name="P1"><text:span text:style-name="T1">Q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1.591cm" svg:height="1.069cm" svg:x="4.241cm" svg:y="12.804cm">
          <text:p text:style-name="P1"><text:span text:style-name="T1">x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" draw:id="id8" draw:layer="layout" svg:width="1.591cm" svg:height="1.069cm" svg:x="7.041cm" svg:y="12.804cm">
          <text:p text:style-name="P1"><text:span text:style-name="T1">x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5.037cm" svg:y1="4.373cm" svg:x2="5.037cm" svg:y2="6.204cm" draw:start-shape="id1" draw:start-glue-point="6" draw:end-shape="id2" draw:end-glue-point="4" svg:d="M5037 4373v1831" svg:viewBox="0 0 1 1832">
          <text:p/>
        </draw:connector>
        <draw:connector draw:style-name="gr3" draw:text-style-name="P4" draw:layer="layout" draw:type="line" svg:x1="5.037cm" svg:y1="4.373cm" svg:x2="7.837cm" svg:y2="6.204cm" draw:start-shape="id1" draw:start-glue-point="6" draw:end-shape="id3" draw:end-glue-point="4" svg:d="M5037 4373l2800 1831" svg:viewBox="0 0 2801 1832">
          <text:p/>
        </draw:connector>
        <draw:connector draw:style-name="gr3" draw:text-style-name="P4" draw:layer="layout" draw:type="line" svg:x1="7.837cm" svg:y1="4.373cm" svg:x2="5.037cm" svg:y2="6.204cm" draw:start-shape="id4" draw:start-glue-point="6" draw:end-shape="id2" draw:end-glue-point="4" svg:d="M7837 4373l-2800 1831" svg:viewBox="0 0 2801 1832">
          <text:p/>
        </draw:connector>
        <draw:connector draw:style-name="gr3" draw:text-style-name="P4" draw:layer="layout" draw:type="line" svg:x1="7.837cm" svg:y1="4.373cm" svg:x2="7.837cm" svg:y2="6.204cm" draw:start-shape="id4" draw:start-glue-point="6" draw:end-shape="id3" draw:end-glue-point="4" svg:d="M7837 4373v1831" svg:viewBox="0 0 1 1832">
          <text:p/>
        </draw:connector>
        <draw:custom-shape draw:style-name="gr4" draw:text-style-name="P5" xml:id="id5" draw:id="id5" draw:layer="layout" svg:width="0.508cm" svg:height="0.508cm" svg:x="6.303cm" svg:y="1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557cm" svg:y1="2.287cm" svg:x2="5.037cm" svg:y2="3.304cm" draw:start-shape="id5" draw:start-glue-point="8" draw:end-shape="id1" draw:end-glue-point="4" svg:d="M6557 2287l-1520 1017" svg:viewBox="0 0 1521 1018">
          <text:p/>
        </draw:connector>
        <draw:connector draw:style-name="gr3" draw:text-style-name="P4" draw:layer="layout" draw:type="line" svg:x1="6.557cm" svg:y1="2.287cm" svg:x2="7.837cm" svg:y2="3.304cm" draw:start-shape="id5" draw:start-glue-point="8" draw:end-shape="id4" draw:end-glue-point="4" svg:d="M6557 2287l1280 1017" svg:viewBox="0 0 1281 1018">
          <text:p/>
        </draw:connector>
        <draw:custom-shape draw:style-name="gr4" draw:text-style-name="P5" xml:id="id7" draw:id="id7" draw:layer="layout" svg:width="0.508cm" svg:height="0.508cm" svg:x="6.304cm" svg:y="14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037cm" svg:y1="13.873cm" svg:x2="6.558cm" svg:y2="14.98cm" draw:start-shape="id6" draw:start-glue-point="6" draw:end-shape="id7" draw:end-glue-point="4" svg:d="M5037 13873l1521 1107" svg:viewBox="0 0 1522 1108">
          <text:p/>
        </draw:connector>
        <draw:connector draw:style-name="gr3" draw:text-style-name="P4" draw:layer="layout" draw:type="line" svg:x1="7.837cm" svg:y1="13.873cm" svg:x2="6.558cm" svg:y2="14.98cm" draw:start-shape="id8" draw:start-glue-point="6" draw:end-shape="id7" draw:end-glue-point="4" svg:d="M7837 13873l-1279 1107" svg:viewBox="0 0 1280 1108">
          <text:p/>
        </draw:connector>
        <draw:custom-shape draw:style-name="gr4" draw:text-style-name="P5" xml:id="id9" draw:id="id9" draw:layer="layout" svg:width="0.508cm" svg:height="0.508cm" svg:x="6.30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037cm" svg:y1="7.273cm" svg:x2="6.56cm" svg:y2="8.382cm" draw:start-shape="id2" draw:start-glue-point="6" draw:end-shape="id9" draw:end-glue-point="4" svg:d="M5037 7273l1523 1109" svg:viewBox="0 0 1524 1110">
          <text:p/>
        </draw:connector>
        <draw:connector draw:style-name="gr3" draw:text-style-name="P4" draw:layer="layout" draw:type="line" svg:x1="7.837cm" svg:y1="7.273cm" svg:x2="6.56cm" svg:y2="8.382cm" draw:start-shape="id3" draw:start-glue-point="6" draw:end-shape="id9" draw:end-glue-point="4" svg:d="M7837 7273l-1277 1109" svg:viewBox="0 0 1278 1110">
          <text:p/>
        </draw:connector>
        <draw:connector draw:style-name="gr3" draw:text-style-name="P4" draw:layer="layout" draw:type="line" svg:x1="6.56cm" svg:y1="8.89cm" svg:x2="3.457cm" svg:y2="10.104cm" draw:start-shape="id9" draw:start-glue-point="8" draw:end-shape="id10" draw:end-glue-point="4" svg:d="M6560 8890l-3103 1214" svg:viewBox="0 0 3104 1215">
          <text:p/>
        </draw:connector>
        <draw:connector draw:style-name="gr3" draw:text-style-name="P4" draw:layer="layout" draw:type="line" svg:x1="6.56cm" svg:y1="8.89cm" svg:x2="6.569cm" svg:y2="10.104cm" draw:start-shape="id9" draw:start-glue-point="8" draw:end-shape="id11" svg:d="M6560 8890l9 1214" svg:viewBox="0 0 10 1215">
          <text:p/>
        </draw:connector>
        <draw:connector draw:style-name="gr3" draw:text-style-name="P4" draw:layer="layout" draw:type="line" svg:x1="6.56cm" svg:y1="8.89cm" svg:x2="9.657cm" svg:y2="10.104cm" draw:start-shape="id9" draw:start-glue-point="8" draw:end-shape="id12" draw:end-glue-point="4" svg:d="M6560 8890l3097 1214" svg:viewBox="0 0 3098 1215">
          <text:p/>
        </draw:connector>
        <draw:connector draw:style-name="gr3" draw:text-style-name="P4" draw:layer="layout" draw:type="line" svg:x1="3.457cm" svg:y1="11.173cm" svg:x2="5.037cm" svg:y2="12.804cm" draw:start-shape="id10" draw:start-glue-point="6" draw:end-shape="id6" draw:end-glue-point="4" svg:d="M3457 11173l1580 1631" svg:viewBox="0 0 1581 1632">
          <text:p/>
        </draw:connector>
        <draw:connector draw:style-name="gr3" draw:text-style-name="P4" draw:layer="layout" draw:type="line" svg:x1="3.457cm" svg:y1="11.173cm" svg:x2="7.837cm" svg:y2="12.804cm" draw:start-shape="id10" draw:start-glue-point="6" draw:end-shape="id8" draw:end-glue-point="4" svg:d="M3457 11173l4380 1631" svg:viewBox="0 0 4381 1632">
          <text:p/>
        </draw:connector>
        <draw:connector draw:style-name="gr3" draw:text-style-name="P4" draw:layer="layout" draw:type="line" svg:x1="6.57cm" svg:y1="11.173cm" svg:x2="5.037cm" svg:y2="12.804cm" draw:start-shape="id11" draw:start-glue-point="6" draw:end-shape="id6" draw:end-glue-point="4" svg:d="M6570 11173l-1533 1631" svg:viewBox="0 0 1534 1632">
          <text:p/>
        </draw:connector>
        <draw:connector draw:style-name="gr3" draw:text-style-name="P4" draw:layer="layout" draw:type="line" svg:x1="6.57cm" svg:y1="11.173cm" svg:x2="7.837cm" svg:y2="12.804cm" draw:start-shape="id11" draw:start-glue-point="6" draw:end-shape="id8" draw:end-glue-point="4" svg:d="M6570 11173l1267 1631" svg:viewBox="0 0 1268 1632">
          <text:p/>
        </draw:connector>
        <draw:connector draw:style-name="gr3" draw:text-style-name="P4" draw:layer="layout" draw:type="line" svg:x1="9.657cm" svg:y1="11.173cm" svg:x2="5.037cm" svg:y2="12.804cm" draw:start-shape="id12" draw:start-glue-point="6" draw:end-shape="id6" draw:end-glue-point="4" svg:d="M9657 11173l-4620 1631" svg:viewBox="0 0 4621 1632">
          <text:p/>
        </draw:connector>
        <draw:connector draw:style-name="gr3" draw:text-style-name="P4" draw:layer="layout" draw:type="line" svg:x1="9.657cm" svg:y1="11.173cm" svg:x2="7.837cm" svg:y2="12.804cm" draw:start-shape="id12" draw:start-glue-point="6" draw:end-shape="id8" draw:end-glue-point="4" svg:d="M9657 11173l-1820 1631" svg:viewBox="0 0 1821 1632">
          <text:p/>
        </draw:connector>
        <draw:frame draw:style-name="gr5" draw:text-style-name="P7" draw:layer="layout" svg:width="3.556cm" svg:height="0.763cm" svg:x="2.479cm" svg:y="8.227cm">
          <draw:text-box>
            <text:p text:style-name="P6"><text:span text:style-name="T2">control {Q,x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4T11:31:43.209042400</meta:creation-date>
    <dc:date>2021-09-14T11:32:03.988239907</dc:date>
    <meta:editing-duration>PT20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